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0853794642857" calcext:value-type="float">
            <text:p>0,910853794642857</text:p>
          </table:table-cell>
          <table:table-cell office:value-type="float" office:value="0.938744094697171" calcext:value-type="float">
            <text:p>0,938744094697171</text:p>
          </table:table-cell>
          <table:table-cell office:value-type="float" office:value="0.873721654068475" calcext:value-type="float">
            <text:p>0,873721654068475</text:p>
          </table:table-cell>
          <table:table-cell office:value-type="float" office:value="0.775759968416897" calcext:value-type="float">
            <text:p>0,775759968416897</text:p>
          </table:table-cell>
          <table:table-cell office:value-type="float" office:value="0.817123319318024" calcext:value-type="float">
            <text:p>0,817123319318024</text:p>
          </table:table-cell>
          <table:table-cell office:value-type="float" office:value="0.967675975462872" calcext:value-type="float">
            <text:p>0,967675975462872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72113909040179" calcext:value-type="float">
            <text:p>0,872113909040179</text:p>
          </table:table-cell>
          <table:table-cell office:value-type="float" office:value="0.84483666539558" calcext:value-type="float">
            <text:p>0,84483666539558</text:p>
          </table:table-cell>
          <table:table-cell office:value-type="float" office:value="0.86384017675619" calcext:value-type="float">
            <text:p>0,86384017675619</text:p>
          </table:table-cell>
          <table:table-cell office:value-type="float" office:value="0.760315722386547" calcext:value-type="float">
            <text:p>0,760315722386547</text:p>
          </table:table-cell>
          <table:table-cell office:value-type="float" office:value="0.883718279896672" calcext:value-type="float">
            <text:p>0,883718279896672</text:p>
          </table:table-cell>
          <table:table-cell office:value-type="float" office:value="0.862266279819471" calcext:value-type="float">
            <text:p>0,86226627981947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899126325334821" calcext:value-type="float">
            <text:p>0,899126325334821</text:p>
          </table:table-cell>
          <table:table-cell office:value-type="float" office:value="0.859260175677347" calcext:value-type="float">
            <text:p>0,859260175677347</text:p>
          </table:table-cell>
          <table:table-cell office:value-type="float" office:value="0.857213383853967" calcext:value-type="float">
            <text:p>0,857213383853967</text:p>
          </table:table-cell>
          <table:table-cell office:value-type="float" office:value="0.750108000691204" calcext:value-type="float">
            <text:p>0,750108000691204</text:p>
          </table:table-cell>
          <table:table-cell office:value-type="float" office:value="0.855176319936958" calcext:value-type="float">
            <text:p>0,855176319936958</text:p>
          </table:table-cell>
          <table:table-cell office:value-type="float" office:value="0.923218142548596" calcext:value-type="float">
            <text:p>0,92321814254859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8645717075893" calcext:value-type="float">
            <text:p>0,888645717075893</text:p>
          </table:table-cell>
          <table:table-cell office:value-type="float" office:value="0.899410312671421" calcext:value-type="float">
            <text:p>0,899410312671421</text:p>
          </table:table-cell>
          <table:table-cell office:value-type="float" office:value="0.860385031648683" calcext:value-type="float">
            <text:p>0,860385031648683</text:p>
          </table:table-cell>
          <table:table-cell office:value-type="float" office:value="0.754978703810291" calcext:value-type="float">
            <text:p>0,754978703810291</text:p>
          </table:table-cell>
          <table:table-cell office:value-type="float" office:value="0.824605519582574" calcext:value-type="float">
            <text:p>0,824605519582574</text:p>
          </table:table-cell>
          <table:table-cell office:value-type="float" office:value="0.934281063807547" calcext:value-type="float">
            <text:p>0,93428106380754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791015625" calcext:value-type="float">
            <text:p>0,85791015625</text:p>
          </table:table-cell>
          <table:table-cell office:value-type="float" office:value="0.830508177774665" calcext:value-type="float">
            <text:p>0,830508177774665</text:p>
          </table:table-cell>
          <table:table-cell office:value-type="float" office:value="0.853387314439946" calcext:value-type="float">
            <text:p>0,853387314439946</text:p>
          </table:table-cell>
          <table:table-cell office:value-type="float" office:value="0.744268160632739" calcext:value-type="float">
            <text:p>0,744268160632739</text:p>
          </table:table-cell>
          <table:table-cell office:value-type="float" office:value="0.87756272666716" calcext:value-type="float">
            <text:p>0,87756272666716</text:p>
          </table:table-cell>
          <table:table-cell office:value-type="float" office:value="0.840396411846184" calcext:value-type="float">
            <text:p>0,84039641184618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9512416294643" calcext:value-type="float">
            <text:p>0,839512416294643</text:p>
          </table:table-cell>
          <table:table-cell office:value-type="float" office:value="0.85871451104101" calcext:value-type="float">
            <text:p>0,85871451104101</text:p>
          </table:table-cell>
          <table:table-cell office:value-type="float" office:value="0.825558693633072" calcext:value-type="float">
            <text:p>0,825558693633072</text:p>
          </table:table-cell>
          <table:table-cell office:value-type="float" office:value="0.702937378954164" calcext:value-type="float">
            <text:p>0,702937378954164</text:p>
          </table:table-cell>
          <table:table-cell office:value-type="float" office:value="0.794868051246487" calcext:value-type="float">
            <text:p>0,794868051246487</text:p>
          </table:table-cell>
          <table:table-cell office:value-type="float" office:value="0.880355294353357" calcext:value-type="float">
            <text:p>0,88035529435335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29085867745536" calcext:value-type="float">
            <text:p>0,929085867745536</text:p>
          </table:table-cell>
          <table:table-cell office:value-type="float" office:value="0.836988658929438" calcext:value-type="float">
            <text:p>0,836988658929438</text:p>
          </table:table-cell>
          <table:table-cell office:value-type="float" office:value="0.823452797013046" calcext:value-type="float">
            <text:p>0,823452797013046</text:p>
          </table:table-cell>
          <table:table-cell office:value-type="float" office:value="0.699889298892989" calcext:value-type="float">
            <text:p>0,699889298892989</text:p>
          </table:table-cell>
          <table:table-cell office:value-type="float" office:value="0.810347774075023" calcext:value-type="float">
            <text:p>0,810347774075023</text:p>
          </table:table-cell>
          <table:table-cell office:value-type="float" office:value="0.959531999737078" calcext:value-type="float">
            <text:p>0,95953199973707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7039271763393" calcext:value-type="float">
            <text:p>0,867039271763393</text:p>
          </table:table-cell>
          <table:table-cell office:value-type="float" office:value="0.885617551462622" calcext:value-type="float">
            <text:p>0,885617551462622</text:p>
          </table:table-cell>
          <table:table-cell office:value-type="float" office:value="0.810907332316506" calcext:value-type="float">
            <text:p>0,810907332316506</text:p>
          </table:table-cell>
          <table:table-cell office:value-type="float" office:value="0.681954699036416" calcext:value-type="float">
            <text:p>0,681954699036416</text:p>
          </table:table-cell>
          <table:table-cell office:value-type="float" office:value="0.747821512704984" calcext:value-type="float">
            <text:p>0,747821512704984</text:p>
          </table:table-cell>
          <table:table-cell office:value-type="float" office:value="0.940491791728317" calcext:value-type="float">
            <text:p>0,94049179172831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8852887834821" calcext:value-type="float">
            <text:p>0,868852887834821</text:p>
          </table:table-cell>
          <table:table-cell office:value-type="float" office:value="0.929229576244127" calcext:value-type="float">
            <text:p>0,929229576244127</text:p>
          </table:table-cell>
          <table:table-cell office:value-type="float" office:value="0.844178312803671" calcext:value-type="float">
            <text:p>0,844178312803671</text:p>
          </table:table-cell>
          <table:table-cell office:value-type="float" office:value="0.730370715617381" calcext:value-type="float">
            <text:p>0,730370715617381</text:p>
          </table:table-cell>
          <table:table-cell office:value-type="float" office:value="0.773390786051897" calcext:value-type="float">
            <text:p>0,773390786051897</text:p>
          </table:table-cell>
          <table:table-cell office:value-type="float" office:value="0.949957262889673" calcext:value-type="float">
            <text:p>0,94995726288967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3006417410714" calcext:value-type="float">
            <text:p>0,903006417410714</text:p>
          </table:table-cell>
          <table:table-cell office:value-type="float" office:value="0.859783114244449" calcext:value-type="float">
            <text:p>0,859783114244449</text:p>
          </table:table-cell>
          <table:table-cell office:value-type="float" office:value="0.863291139240506" calcext:value-type="float">
            <text:p>0,863291139240506</text:p>
          </table:table-cell>
          <table:table-cell office:value-type="float" office:value="0.759465478841871" calcext:value-type="float">
            <text:p>0,759465478841871</text:p>
          </table:table-cell>
          <table:table-cell office:value-type="float" office:value="0.866827907895062" calcext:value-type="float">
            <text:p>0,866827907895062</text:p>
          </table:table-cell>
          <table:table-cell office:value-type="float" office:value="0.922770969003222" calcext:value-type="float">
            <text:p>0,922770969003222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5092424665179" calcext:value-type="float">
            <text:p>0,925092424665179</text:p>
          </table:table-cell>
          <table:table-cell office:value-type="float" office:value="0.791669544795192" calcext:value-type="float">
            <text:p>0,791669544795192</text:p>
          </table:table-cell>
          <table:table-cell office:value-type="float" office:value="0.842178745292551" calcext:value-type="float">
            <text:p>0,842178745292551</text:p>
          </table:table-cell>
          <table:table-cell office:value-type="float" office:value="0.727382350141212" calcext:value-type="float">
            <text:p>0,727382350141212</text:p>
          </table:table-cell>
          <table:table-cell office:value-type="float" office:value="0.899572230289235" calcext:value-type="float">
            <text:p>0,899572230289235</text:p>
          </table:table-cell>
          <table:table-cell office:value-type="float" office:value="0.932381987960586" calcext:value-type="float">
            <text:p>0,932381987960586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12548828125" calcext:value-type="float">
            <text:p>0,9112548828125</text:p>
          </table:table-cell>
          <table:table-cell office:value-type="float" office:value="0.892479659341495" calcext:value-type="float">
            <text:p>0,892479659341495</text:p>
          </table:table-cell>
          <table:table-cell office:value-type="float" office:value="0.873722084367246" calcext:value-type="float">
            <text:p>0,873722084367246</text:p>
          </table:table-cell>
          <table:table-cell office:value-type="float" office:value="0.775760646852762" calcext:value-type="float">
            <text:p>0,775760646852762</text:p>
          </table:table-cell>
          <table:table-cell office:value-type="float" office:value="0.855736748730163" calcext:value-type="float">
            <text:p>0,855736748730163</text:p>
          </table:table-cell>
          <table:table-cell office:value-type="float" office:value="0.942317890700426" calcext:value-type="float">
            <text:p>0,94231789070042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1050153459821" calcext:value-type="float">
            <text:p>0,871050153459821</text:p>
          </table:table-cell>
          <table:table-cell office:value-type="float" office:value="0.697939851959211" calcext:value-type="float">
            <text:p>0,697939851959211</text:p>
          </table:table-cell>
          <table:table-cell office:value-type="float" office:value="0.784802758901678" calcext:value-type="float">
            <text:p>0,784802758901678</text:p>
          </table:table-cell>
          <table:table-cell office:value-type="float" office:value="0.645823354727464" calcext:value-type="float">
            <text:p>0,645823354727464</text:p>
          </table:table-cell>
          <table:table-cell office:value-type="float" office:value="0.896360312448064" calcext:value-type="float">
            <text:p>0,896360312448064</text:p>
          </table:table-cell>
          <table:table-cell office:value-type="float" office:value="0.862049809108424" calcext:value-type="float">
            <text:p>0,86204980910842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7362932477679" calcext:value-type="float">
            <text:p>0,877362932477679</text:p>
          </table:table-cell>
          <table:table-cell office:value-type="float" office:value="0.761156420191292" calcext:value-type="float">
            <text:p>0,761156420191292</text:p>
          </table:table-cell>
          <table:table-cell office:value-type="float" office:value="0.799783626813193" calcext:value-type="float">
            <text:p>0,799783626813193</text:p>
          </table:table-cell>
          <table:table-cell office:value-type="float" office:value="0.666366202528643" calcext:value-type="float">
            <text:p>0,666366202528643</text:p>
          </table:table-cell>
          <table:table-cell office:value-type="float" office:value="0.842540939355767" calcext:value-type="float">
            <text:p>0,842540939355767</text:p>
          </table:table-cell>
          <table:table-cell office:value-type="float" office:value="0.891635728861898" calcext:value-type="float">
            <text:p>0,89163572886189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60020228794643" calcext:value-type="float">
            <text:p>0,860020228794643</text:p>
          </table:table-cell>
          <table:table-cell office:value-type="float" office:value="0.641081596307723" calcext:value-type="float">
            <text:p>0,641081596307723</text:p>
          </table:table-cell>
          <table:table-cell office:value-type="float" office:value="0.760994491588507" calcext:value-type="float">
            <text:p>0,760994491588507</text:p>
          </table:table-cell>
          <table:table-cell office:value-type="float" office:value="0.614197827549745" calcext:value-type="float">
            <text:p>0,614197827549745</text:p>
          </table:table-cell>
          <table:table-cell office:value-type="float" office:value="0.93608760942021" calcext:value-type="float">
            <text:p>0,93608760942021</text:p>
          </table:table-cell>
          <table:table-cell office:value-type="float" office:value="0.836253361560908" calcext:value-type="float">
            <text:p>0,83625336156090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74851771763393" calcext:value-type="float">
            <text:p>0,874851771763393</text:p>
          </table:table-cell>
          <table:table-cell office:value-type="float" office:value="0.840867575114956" calcext:value-type="float">
            <text:p>0,840867575114956</text:p>
          </table:table-cell>
          <table:table-cell office:value-type="float" office:value="0.848034388929475" calcext:value-type="float">
            <text:p>0,848034388929475</text:p>
          </table:table-cell>
          <table:table-cell office:value-type="float" office:value="0.736162938181283" calcext:value-type="float">
            <text:p>0,736162938181283</text:p>
          </table:table-cell>
          <table:table-cell office:value-type="float" office:value="0.855324420144377" calcext:value-type="float">
            <text:p>0,855324420144377</text:p>
          </table:table-cell>
          <table:table-cell office:value-type="float" office:value="0.888324050334483" calcext:value-type="float">
            <text:p>0,888324050334483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61720493861607" calcext:value-type="float">
            <text:p>0,861720493861607</text:p>
          </table:table-cell>
          <table:table-cell office:value-type="float" office:value="0.838013685824328" calcext:value-type="float">
            <text:p>0,838013685824328</text:p>
          </table:table-cell>
          <table:table-cell office:value-type="float" office:value="0.849681999563993" calcext:value-type="float">
            <text:p>0,849681999563993</text:p>
          </table:table-cell>
          <table:table-cell office:value-type="float" office:value="0.738649659695786" calcext:value-type="float">
            <text:p>0,738649659695786</text:p>
          </table:table-cell>
          <table:table-cell office:value-type="float" office:value="0.861679835438414" calcext:value-type="float">
            <text:p>0,861679835438414</text:p>
          </table:table-cell>
          <table:table-cell office:value-type="float" office:value="0.86175424039827" calcext:value-type="float">
            <text:p>0,8617542403982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2667759486607" calcext:value-type="float">
            <text:p>0,832667759486607</text:p>
          </table:table-cell>
          <table:table-cell office:value-type="float" office:value="0.835953509471741" calcext:value-type="float">
            <text:p>0,835953509471741</text:p>
          </table:table-cell>
          <table:table-cell office:value-type="float" office:value="0.84777625306375" calcext:value-type="float">
            <text:p>0,84777625306375</text:p>
          </table:table-cell>
          <table:table-cell office:value-type="float" office:value="0.735773980807093" calcext:value-type="float">
            <text:p>0,735773980807093</text:p>
          </table:table-cell>
          <table:table-cell office:value-type="float" office:value="0.859938208032956" calcext:value-type="float">
            <text:p>0,859938208032956</text:p>
          </table:table-cell>
          <table:table-cell office:value-type="float" office:value="0.800414890377588" calcext:value-type="float">
            <text:p>0,80041489037758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2502092633929" calcext:value-type="float">
            <text:p>0,832502092633929</text:p>
          </table:table-cell>
          <table:table-cell office:value-type="float" office:value="0.601410627056126" calcext:value-type="float">
            <text:p>0,601410627056126</text:p>
          </table:table-cell>
          <table:table-cell office:value-type="float" office:value="0.715289305193265" calcext:value-type="float">
            <text:p>0,715289305193265</text:p>
          </table:table-cell>
          <table:table-cell office:value-type="float" office:value="0.556770725179391" calcext:value-type="float">
            <text:p>0,556770725179391</text:p>
          </table:table-cell>
          <table:table-cell office:value-type="float" office:value="0.882367997659792" calcext:value-type="float">
            <text:p>0,882367997659792</text:p>
          </table:table-cell>
          <table:table-cell office:value-type="float" office:value="0.816888023814976" calcext:value-type="float">
            <text:p>0,816888023814976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9678955078125" calcext:value-type="float">
            <text:p>0,89678955078125</text:p>
          </table:table-cell>
          <table:table-cell office:value-type="float" office:value="0.821031696706029" calcext:value-type="float">
            <text:p>0,821031696706029</text:p>
          </table:table-cell>
          <table:table-cell office:value-type="float" office:value="0.848027320931069" calcext:value-type="float">
            <text:p>0,848027320931069</text:p>
          </table:table-cell>
          <table:table-cell office:value-type="float" office:value="0.736152285848026" calcext:value-type="float">
            <text:p>0,736152285848026</text:p>
          </table:table-cell>
          <table:table-cell office:value-type="float" office:value="0.876858538657604" calcext:value-type="float">
            <text:p>0,876858538657604</text:p>
          </table:table-cell>
          <table:table-cell office:value-type="float" office:value="0.906535625259659" calcext:value-type="float">
            <text:p>0,906535625259659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29511369977679" calcext:value-type="float">
            <text:p>0,829511369977679</text:p>
          </table:table-cell>
          <table:table-cell office:value-type="float" office:value="0.640819025692522" calcext:value-type="float">
            <text:p>0,640819025692522</text:p>
          </table:table-cell>
          <table:table-cell office:value-type="float" office:value="0.727980968545235" calcext:value-type="float">
            <text:p>0,727980968545235</text:p>
          </table:table-cell>
          <table:table-cell office:value-type="float" office:value="0.572303519478531" calcext:value-type="float">
            <text:p>0,572303519478531</text:p>
          </table:table-cell>
          <table:table-cell office:value-type="float" office:value="0.842586628880587" calcext:value-type="float">
            <text:p>0,842586628880587</text:p>
          </table:table-cell>
          <table:table-cell office:value-type="float" office:value="0.824656846334115" calcext:value-type="float">
            <text:p>0,824656846334115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791015625" calcext:value-type="float">
            <text:p>0,85791015625</text:p>
          </table:table-cell>
          <table:table-cell office:value-type="float" office:value="0.654853990525874" calcext:value-type="float">
            <text:p>0,654853990525874</text:p>
          </table:table-cell>
          <table:table-cell office:value-type="float" office:value="0.728309436478826" calcext:value-type="float">
            <text:p>0,728309436478826</text:p>
          </table:table-cell>
          <table:table-cell office:value-type="float" office:value="0.572709633436468" calcext:value-type="float">
            <text:p>0,572709633436468</text:p>
          </table:table-cell>
          <table:table-cell office:value-type="float" office:value="0.820325997145647" calcext:value-type="float">
            <text:p>0,820325997145647</text:p>
          </table:table-cell>
          <table:table-cell office:value-type="float" office:value="0.869273920646817" calcext:value-type="float">
            <text:p>0,86927392064681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68294852120536" calcext:value-type="float">
            <text:p>0,868294852120536</text:p>
          </table:table-cell>
          <table:table-cell office:value-type="float" office:value="0.596964912845958" calcext:value-type="float">
            <text:p>0,596964912845958</text:p>
          </table:table-cell>
          <table:table-cell office:value-type="float" office:value="0.71041582791741" calcext:value-type="float">
            <text:p>0,71041582791741</text:p>
          </table:table-cell>
          <table:table-cell office:value-type="float" office:value="0.550887521184551" calcext:value-type="float">
            <text:p>0,550887521184551</text:p>
          </table:table-cell>
          <table:table-cell office:value-type="float" office:value="0.877106608596857" calcext:value-type="float">
            <text:p>0,877106608596857</text:p>
          </table:table-cell>
          <table:table-cell office:value-type="float" office:value="0.866305416613227" calcext:value-type="float">
            <text:p>0,86630541661322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4019252232143" calcext:value-type="float">
            <text:p>0,834019252232143</text:p>
          </table:table-cell>
          <table:table-cell office:value-type="float" office:value="0.55768033212247" calcext:value-type="float">
            <text:p>0,55768033212247</text:p>
          </table:table-cell>
          <table:table-cell office:value-type="float" office:value="0.693076650220889" calcext:value-type="float">
            <text:p>0,693076650220889</text:p>
          </table:table-cell>
          <table:table-cell office:value-type="float" office:value="0.530311628710306" calcext:value-type="float">
            <text:p>0,530311628710306</text:p>
          </table:table-cell>
          <table:table-cell office:value-type="float" office:value="0.915296823098544" calcext:value-type="float">
            <text:p>0,915296823098544</text:p>
          </table:table-cell>
          <table:table-cell office:value-type="float" office:value="0.813093436835296" calcext:value-type="float">
            <text:p>0,8130934368352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float" office:value="0.873716445196243" calcext:value-type="float">
            <text:p>0,873716445196243</text:p>
          </table:table-cell>
          <table:table-cell table:style-name="ce6" table:formula="of:=AVERAGE([.D2:.D25])" office:value-type="float" office:value="0.788125636087198" calcext:value-type="float">
            <text:p>0,788125636087198</text:p>
          </table:table-cell>
          <table:table-cell table:style-name="ce6" table:formula="of:=AVERAGE([.E2:.E25])" office:value-type="float" office:value="0.812750403899215" calcext:value-type="float">
            <text:p>0,812750403899215</text:p>
          </table:table-cell>
          <table:table-cell table:style-name="ce6" table:formula="of:=AVERAGE([.F2:.F25])" office:value-type="float" office:value="0.688304183400073" calcext:value-type="float">
            <text:p>0,688304183400073</text:p>
          </table:table-cell>
          <table:table-cell table:style-name="ce6" table:formula="of:=AVERAGE([.G2:.G25])" office:value-type="float" office:value="0.853051045636378" calcext:value-type="float">
            <text:p>0,853051045636378</text:p>
          </table:table-cell>
          <table:table-cell table:style-name="ce6" table:formula="of:=AVERAGE([.H2:.H25])" office:value-type="float" office:value="0.887201267500124" calcext:value-type="float">
            <text:p>0,88720126750012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0721958705357" calcext:value-type="float">
            <text:p>0,900721958705357</text:p>
          </table:table-cell>
          <table:table-cell table:formula="of:=AVERAGE([.D8:.D13])" office:value-type="float" office:value="0.865961350836221" calcext:value-type="float">
            <text:p>0,865961350836221</text:p>
          </table:table-cell>
          <table:table-cell table:formula="of:=AVERAGE([.E8:.E13])" office:value-type="float" office:value="0.842955068505588" calcext:value-type="float">
            <text:p>0,842955068505588</text:p>
          </table:table-cell>
          <table:table-cell table:formula="of:=AVERAGE([.F8:.F13])" office:value-type="float" office:value="0.729137198230438" calcext:value-type="float">
            <text:p>0,729137198230438</text:p>
          </table:table-cell>
          <table:table-cell table:formula="of:=AVERAGE([.G8:.G13])" office:value-type="float" office:value="0.825616159957727" calcext:value-type="float">
            <text:p>0,825616159957727</text:p>
          </table:table-cell>
          <table:table-cell table:formula="of:=AVERAGE([.H8:.H13])" office:value-type="float" office:value="0.941241983669884" calcext:value-type="float">
            <text:p>0,94124198366988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8027053106399" calcext:value-type="float">
            <text:p>0,878027053106399</text:p>
          </table:table-cell>
          <table:table-cell table:formula="of:=AVERAGE([.D2:.D7])" office:value-type="float" office:value="0.871912322876199" calcext:value-type="float">
            <text:p>0,871912322876199</text:p>
          </table:table-cell>
          <table:table-cell table:formula="of:=AVERAGE([.E2:.E7])" office:value-type="float" office:value="0.855684375733389" calcext:value-type="float">
            <text:p>0,855684375733389</text:p>
          </table:table-cell>
          <table:table-cell table:formula="of:=AVERAGE([.F2:.F7])" office:value-type="float" office:value="0.748061322481974" calcext:value-type="float">
            <text:p>0,748061322481974</text:p>
          </table:table-cell>
          <table:table-cell table:formula="of:=AVERAGE([.G2:.G7])" office:value-type="float" office:value="0.842175702774646" calcext:value-type="float">
            <text:p>0,842175702774646</text:p>
          </table:table-cell>
          <table:table-cell table:formula="of:=AVERAGE([.H2:.H7])" office:value-type="float" office:value="0.901365527973005" calcext:value-type="float">
            <text:p>0,90136552797300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62945556640625" calcext:value-type="float">
            <text:p>0,862945556640625</text:p>
          </table:table-cell>
          <table:table-cell table:formula="of:=AVERAGE([.D14:.D19])" office:value-type="float" office:value="0.769168773144875" calcext:value-type="float">
            <text:p>0,769168773144875</text:p>
          </table:table-cell>
          <table:table-cell table:formula="of:=AVERAGE([.E14:.E19])" office:value-type="float" office:value="0.815178919810099" calcext:value-type="float">
            <text:p>0,815178919810099</text:p>
          </table:table-cell>
          <table:table-cell table:formula="of:=AVERAGE([.F14:.F19])" office:value-type="float" office:value="0.689495660581669" calcext:value-type="float">
            <text:p>0,689495660581669</text:p>
          </table:table-cell>
          <table:table-cell table:formula="of:=AVERAGE([.G14:.G19])" office:value-type="float" office:value="0.875321887473298" calcext:value-type="float">
            <text:p>0,875321887473298</text:p>
          </table:table-cell>
          <table:table-cell table:formula="of:=AVERAGE([.H14:.H19])" office:value-type="float" office:value="0.856738680106929" calcext:value-type="float">
            <text:p>0,85673868010692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53171212332589" calcext:value-type="float">
            <text:p>0,853171212332589</text:p>
          </table:table-cell>
          <table:table-cell table:formula="of:=AVERAGE([.D20:.D25])" office:value-type="float" office:value="0.645460097491497" calcext:value-type="float">
            <text:p>0,645460097491497</text:p>
          </table:table-cell>
          <table:table-cell table:formula="of:=AVERAGE([.E20:.E25])" office:value-type="float" office:value="0.737183251547782" calcext:value-type="float">
            <text:p>0,737183251547782</text:p>
          </table:table-cell>
          <table:table-cell table:formula="of:=AVERAGE([.F20:.F25])" office:value-type="float" office:value="0.586522552306212" calcext:value-type="float">
            <text:p>0,586522552306212</text:p>
          </table:table-cell>
          <table:table-cell table:formula="of:=AVERAGE([.G20:.G25])" office:value-type="float" office:value="0.869090432339839" calcext:value-type="float">
            <text:p>0,869090432339839</text:p>
          </table:table-cell>
          <table:table-cell table:formula="of:=AVERAGE([.H20:.H25])" office:value-type="float" office:value="0.849458878250682" calcext:value-type="float">
            <text:p>0,849458878250682</text:p>
          </table:table-cell>
        </table:table-row>
      </table:table>
      <table:table table:name="1-unet_based (basic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3-phoulady_et_al_(2016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4-vahadane_and_sethi_(2013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5-wienert_et_al_(2012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Displasia typ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f1/dice</text:p>
          </table:table-cell>
          <table:table-cell table:style-name="ce4" office:value-type="string" calcext:value-type="string">
            <text:p>jaccard</text:p>
          </table:table-cell>
          <table:table-cell table:style-name="ce4" office:value-type="string" calcext:value-type="string">
            <text:p>sensitivity/recall</text:p>
          </table:table-cell>
          <table:table-cell table:style-name="ce4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6" table:formula="of:=AVERAGE([.C2:.C25])" office:value-type="string" office:string-value="" calcext:value-type="error">
            <text:p>#DIV/0!</text:p>
          </table:table-cell>
          <table:table-cell table:style-name="ce6" table:formula="of:=AVERAGE([.D2:.D25])" office:value-type="string" office:string-value="" calcext:value-type="error">
            <text:p>#DIV/0!</text:p>
          </table:table-cell>
          <table:table-cell table:style-name="ce6" table:formula="of:=AVERAGE([.E2:.E25])" office:value-type="string" office:string-value="" calcext:value-type="error">
            <text:p>#DIV/0!</text:p>
          </table:table-cell>
          <table:table-cell table:style-name="ce6" table:formula="of:=AVERAGE([.F2:.F25])" office:value-type="string" office:string-value="" calcext:value-type="error">
            <text:p>#DIV/0!</text:p>
          </table:table-cell>
          <table:table-cell table:style-name="ce6" table:formula="of:=AVERAGE([.G2:.G25])" office:value-type="string" office:string-value="" calcext:value-type="error">
            <text:p>#DIV/0!</text:p>
          </table:table-cell>
          <table:table-cell table:style-name="ce6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3:08:13.485543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0T23:10:03.216353426</dc:date>
    <meta:editing-duration>PT57M54S</meta:editing-duration>
    <meta:editing-cycles>12</meta:editing-cycles>
    <meta:generator>LibreOffice/6.0.7.3$Linux_X86_64 LibreOffice_project/00m0$Build-3</meta:generator>
    <meta:document-statistic meta:table-count="7" meta:cell-count="781" meta:object-count="0"/>
  </office:meta>
</office:document-meta>
</file>